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200%"/>
    </style:style>
    <style:style style:name="P3" style:family="paragraph" style:parent-style-name="Heading_20_2" style:master-page-name="numbering">
      <style:paragraph-properties style:page-number="auto"/>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Solutions</text:h>
      <text:p text:style-name="P2"><text:tab/>One of the goals of this project is to build this vehicle to be both manual and remote controlled. <text:s/>The manual control is to have someone physically sitting in the power wheels, operating the steering and gas pedal. <text:s/>To make the vehicle remote control, the vehicle will need to be equipped with several components, including micro-controllers, electronic polarity switches, and a wireless antenna system. <text:s/>The turret will remain unchanged, since its already remote controlled. <text:s/>The air soft gun has an electronic trigger, so its basically remote controlled anyway. <text:s/></text:p>
      <text:p text:style-name="P2"><text:tab/>To make this vehicle and gun turret fully remote controlled, <text:s/>it will take 3 major components: <text:s/>a server piece, a client piece, and a micro controller application. <text:s/>The programming language for the client and server piece is python. <text:s/>The language for the micro controller is C. <text:s/>The vehicle and turret can be operated with a standard keyboard or a game pad – or it can be controlled with a combination of both. <text:s/>The control mappings are as follows: </text:p>
      <text:p text:style-name="P2"><draw:frame draw:style-name="fr1" draw:name="Object1" text:anchor-type="paragraph" svg:width="2.9929in" svg:height="1.7201in" draw:z-index="0"><draw:object xlink:href="./Object 1" xlink:type="simple" xlink:show="embed" xlink:actuate="onLoad"/><draw:image xlink:href="./ObjectReplacements/Object 1" xlink:type="simple" xlink:show="embed" xlink:actuate="onLoad"/></draw:frame>The client will handle all these mappings and take care of sending the proper commands to the server. <text:s/>The server will be running on a computer mounted on the vehicle. <text:s/>The micro-controller will directly connected to the computer to handle the actual movements. <text:s/></text:p>
      <text:p text:style-name="P2"><text:tab/>The computer has a wireless network card in it, and is configured in an ad hoc configuration. <text:s/>This computer has a usb port connected to the micro-controller and another usb port connected to a camera, which is mounted on the air soft gun. <text:s/>The micro-controller doesn't have the ability to accept remote connections to it – the connection must be directly to it. <text:s/></text:p>
      <text:p text:style-name="P2"><text:soft-page-break/><text:tab/>The server application is launched on the vehicle mounted computer. <text:s/>The script creates a socket connection to the ip address and a port number on the computer. <text:s/>It listens for incoming client requests on that given port. <text:s/>When a client connects, the server goes into a loop and listens for incoming data from the client. <text:s/>The client sends the server a special string of characters, and this string is formatted in two different pieces, depending on whether or not the vehicle needs to do something or the turret needs to do something. <text:s/></text:p>
      <text:p text:style-name="P2"><text:tab/>The vehicle command format is &lt;motor controller number&gt;:&lt;which direction&gt;. <text:s text:c="2"/>This string gets split into two parts. <text:s/>A conditional statement evaluates the direction parameter, and then sends the command out the usb port to the micro-controller. <text:s/>Since the movement and steering of the vehicle is controlled by a motor, there is a motor controller attached to the micro-controller. <text:s/>A special function is necessary to handle the communications to this motor controller. <text:s/>This function gets called with two parameters – the motor number and the time for the electric pulse. <text:s/>This function is responsible for sending the data out the usb port to the micro-controller. <text:s/></text:p>
      <text:p text:style-name="P2"><text:tab/>The turret command format is &lt;servo number&gt;:&lt;how far&gt;. <text:s/>The micro-controller's servo interface is designed for taking a number of the servo, and how far, in degrees, the servo needs to move to. <text:s/>The micro-controller has servo interfaces on it and these are used to control the turret's movement. <text:s/>There is a special function that handles the communication to the servo ports on the micro-controller. <text:s/>This function handles sending the data out the usb port to that controller. <text:s/>Because the server communicates with the micro-controller from a serial interface, <text:s/>the format of a command needs to be handled in a certain way. <text:s/>Three strings will be sent to the controller. <text:s/>The first one is the control string, which is <text:s/>“255”. <text:s/>The next string is the motor or servo. <text:s/>If its a motor, its the number of the motor. <text:s/>If its a servo, its either the number 9 or the number 10. <text:s/>The last string is the degrees to move the servo, or the time to run the motors. <text:s/></text:p>
      <text:p text:style-name="P2"><text:tab/>The micro-controller program is written in C and runs directly on the board. <text:s/>This board consists <text:soft-page-break/>of the arduino controller and a motor shield. <text:s/>The motor shield has ports to control four motors and two servos. <text:s/>The turret's left and right movement is connected to one servo, and the up and down movement is connected to the other servo. <text:s/>The vehicle has two motors to make it go forward and backward. <text:s/>Each one of these motors are attached to their own motor controller. <text:s/>The steering is controlled by one motor, so it is attached to the third motor controller. <text:s/>The fourth controller is used to make the air soft gun fire. <text:s/>At the beginning, <text:s/>each motor controller and servo port that is used needs to be set up. <text:s/>The motor controllers are initialized with a speed. <text:s/>The controller is instructed to listen on the usb port and goes into loop, listening for a command. <text:s/>If the command is the string 255, then the program will wait for the next two strings, since a complete command consists of three items. <text:s/>After a complete command is received, <text:s/>the program looks at the second string and then bases its decision off that. <text:s/>If that string is a motor, it will tell the motor shield to pulse the given motor controller for the specified amount of time – which is the third string in the complete command. <text:s/>The program does basically the same with the servos, except it tells whatever servo to move to whatever degree is in the command. <text:s/></text:p>
      <text:p text:style-name="P2"><text:tab/>Once the server sends a command, the controller A circuit called an h-bridge is what handles reversing the polarity so that the drive motors can run in two different directions. <text:s text:c="2"/>Another h-bridge handles the steering motor also. <text:s/>The gun firing motor control has circuitry to scale down the power so as to not damage the gun. <text:s/></text:p>
      <text:p text:style-name="P2"><text:tab/>The client python script is the interface for the user. <text:s/>This application runs on a computer remote of the vehicle. <text:s/>This computer has a wireless network card in it, which is also configured in ad hoc mode. <text:s/>The computer makes a ip network connection to the computer mounted on the vehicle. <text:tab/>Once the client script starts, it makes a connection to the server ip and port. <text:s/>Some initialization takes place once this connection is made, to set up the various controls like the turret up and down, turret left and right, vehicle forward and backward, and vehicle left and right, and fire the weapon. <text:s/>A queue gets set up to collect the commands and a thread gets started to process this queue. <text:s/>Once a key gets pressed, <text:s/>a thread <text:soft-page-break/>starts and that key value gets added to a queue. <text:s/>Once the key is released, <text:s/>no more items gets pushed on the queue. <text:s/>At the same time, the queue processing thread pops off items from the queue. <text:s/>A control statement looks at the item to determine what command needs to be send to the server program. <text:s/>For example, if the “a” key is pressed and held down, <text:s/>the string “start T-up” gets added to the queue, <text:s/>one every second. <text:s text:c="2"/>At the same time, the input thread looks at that queue and is constantly popping off the next item. <text:s/>In the example, <text:s/>since the string “start T-up” is in the queue, <text:s/>the control structure formats up a turret command and sends it to the server. <text:s/>It is basically the same thing for using the joystick. <text:s/>For example, if the red button is pressed, <text:s/>the string “fire” is added to the queue. <text:s/>The queue processor thread sees this string, and then builds the command and sends it to the server. <text:s/></text:p>
      <text:p text:style-name="P2"><text:tab/>The client and server programs had to be developed in tandem. <text:s/>The micro-controller C program was developed after the client and server programs were written. <text:s/>If no joystick or came controller is plugged in, the client program has exceptions built in to handle this and not cause any problems. <tex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 style:family="paragraph" style:parent-style-name="Heading_20_7"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no_20_numbering" style:display-name="no numbering" style:page-layout-name="Mpm2"/>
    <style:master-page style:name="numbering" style:page-layout-name="Mpm3">
      <style:footer>
        <text:p text:style-name="MP1">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3T15:56:12</meta:creation-date>
    <meta:editing-duration>PT00H01M47S</meta:editing-duration>
    <meta:editing-cycles>4</meta:editing-cycles>
    <meta:generator>OpenOffice.org/3.1$Linux OpenOffice.org_project/310m19$Build-9420</meta:generator>
    <dc:title>sen proj 1</dc:title>
    <dc:date>2010-04-23T18:07:15</dc:date>
    <meta:document-statistic meta:table-count="0" meta:image-count="0" meta:object-count="1" meta:page-count="4" meta:paragraph-count="13" meta:word-count="1302" meta:character-count="7531"/>
    <meta:template xlink:type="simple" xlink:actuate="onRequest" xlink:title="sen proj 1" xlink:href="../../../.openoffice.org/3/user/template/sen%20proj%201.ott" meta:date="2010-04-23T15:56: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193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paragraph-properties fo:text-align="center" fo:margin-left="0in"/>
    </style:style>
    <style:style style:name="ce2"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2"/>
        <table:table-column table:style-name="co1" table:number-columns-repeated="2" table:default-cell-style-name="ce2"/>
        <table:table-row table:style-name="ro1">
          <table:table-cell/>
          <table:table-cell table:style-name="ce1" office:value-type="string">
            <text:p>Function</text:p>
          </table:table-cell>
          <table:table-cell office:value-type="string">
            <text:p>Keyboard</text:p>
          </table:table-cell>
          <table:table-cell office:value-type="string">
            <text:p>Gamepad</text:p>
          </table:table-cell>
        </table:table-row>
        <table:table-row table:style-name="ro1">
          <table:table-cell/>
          <table:table-cell office:value-type="string">
            <text:p>Turret left</text:p>
          </table:table-cell>
          <table:table-cell office:value-type="string">
            <text:p>a</text:p>
          </table:table-cell>
          <table:table-cell office:value-type="string">
            <text:p>L1</text:p>
          </table:table-cell>
        </table:table-row>
        <table:table-row table:style-name="ro1">
          <table:table-cell/>
          <table:table-cell office:value-type="string">
            <text:p>turret right</text:p>
          </table:table-cell>
          <table:table-cell office:value-type="string">
            <text:p>d</text:p>
          </table:table-cell>
          <table:table-cell office:value-type="string">
            <text:p>R1</text:p>
          </table:table-cell>
        </table:table-row>
        <table:table-row table:style-name="ro1">
          <table:table-cell/>
          <table:table-cell office:value-type="string">
            <text:p>turret down</text:p>
          </table:table-cell>
          <table:table-cell office:value-type="string">
            <text:p>s</text:p>
          </table:table-cell>
          <table:table-cell office:value-type="string">
            <text:p>blue</text:p>
          </table:table-cell>
        </table:table-row>
        <table:table-row table:style-name="ro1">
          <table:table-cell/>
          <table:table-cell office:value-type="string">
            <text:p>turret up</text:p>
          </table:table-cell>
          <table:table-cell office:value-type="string">
            <text:p>w</text:p>
          </table:table-cell>
          <table:table-cell office:value-type="string">
            <text:p>green</text:p>
          </table:table-cell>
        </table:table-row>
        <table:table-row table:style-name="ro1">
          <table:table-cell/>
          <table:table-cell office:value-type="string">
            <text:p>fire gun</text:p>
          </table:table-cell>
          <table:table-cell office:value-type="string">
            <text:p>spacebar</text:p>
          </table:table-cell>
          <table:table-cell office:value-type="string">
            <text:p>red</text:p>
          </table:table-cell>
        </table:table-row>
        <table:table-row table:style-name="ro1">
          <table:table-cell/>
          <table:table-cell office:value-type="string">
            <text:p>vehicle left</text:p>
          </table:table-cell>
          <table:table-cell office:value-type="string">
            <text:p>j</text:p>
          </table:table-cell>
          <table:table-cell office:value-type="string">
            <text:p>dpad left</text:p>
          </table:table-cell>
        </table:table-row>
        <table:table-row table:style-name="ro1">
          <table:table-cell/>
          <table:table-cell office:value-type="string">
            <text:p>vehicle right</text:p>
          </table:table-cell>
          <table:table-cell office:value-type="string">
            <text:p>l</text:p>
          </table:table-cell>
          <table:table-cell office:value-type="string">
            <text:p>dpad right</text:p>
          </table:table-cell>
        </table:table-row>
        <table:table-row table:style-name="ro1">
          <table:table-cell/>
          <table:table-cell office:value-type="string">
            <text:p>vehicle forward</text:p>
          </table:table-cell>
          <table:table-cell office:value-type="string">
            <text:p>i</text:p>
          </table:table-cell>
          <table:table-cell office:value-type="string">
            <text:p>dpad up</text:p>
          </table:table-cell>
        </table:table-row>
        <table:table-row table:style-name="ro1">
          <table:table-cell/>
          <table:table-cell office:value-type="string">
            <text:p>vehicle backward</text:p>
          </table:table-cell>
          <table:table-cell office:value-type="string">
            <text:p>k</text:p>
          </table:table-cell>
          <table:table-cell office:value-type="string">
            <text:p>dpad down</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23">04/23/2010</text:date>, <text:time>15:56:06</text:time></text:p>
        </style:region-right>
      </style:header>
      <style:header-left style:display="false"/>
      <style:footer>
        <text:p>Page <text:page-number>1</text:page-number> / <text:page-count>99</text:page-count></text:p>
      </style:footer>
      <style:footer-left style:display="false"/>
    </style:master-page>
  </office:master-styles>
</office:document-styles>
</file>